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4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6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67e80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3" style:family="paragraph" style:parent-style-name="Standard">
      <style:paragraph-properties fo:margin-top="0in" fo:margin-bottom="0.139in" style:contextual-spacing="false"/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45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4pt" style:font-size-asian="14pt" style:font-size-complex="14pt"/>
    </style:style>
    <style:style style:name="T20" style:family="text">
      <style:text-properties fo:color="#000000" loext:opacity="100%" fo:font-size="14pt" officeooo:rsid="00460ffa" style:font-size-asian="14pt" style:font-size-complex="14pt"/>
    </style:style>
    <style:style style:name="T21" style:family="text">
      <style:text-properties fo:color="#000000" loext:opacity="100%" fo:font-size="14pt" officeooo:rsid="00192e7e" style:font-size-asian="14pt" style:font-size-complex="14pt"/>
    </style:style>
    <style:style style:name="T22" style:family="text">
      <style:text-properties fo:color="#000000" loext:opacity="100%" fo:font-size="14pt" officeooo:rsid="00474e0b" style:font-size-asian="14pt" style:font-size-complex="14pt"/>
    </style:style>
    <style:style style:name="T23" style:family="text">
      <style:text-properties fo:color="#000000" loext:opacity="100%" fo:font-size="14pt" officeooo:rsid="0042ba7e" style:font-size-asian="14pt" style:font-size-complex="14pt"/>
    </style:style>
    <style:style style:name="T24" style:family="text">
      <style:text-properties fo:color="#000000" loext:opacity="100%" fo:font-size="14pt" officeooo:rsid="0060c5cd" style:font-size-asian="14pt" style:font-size-complex="14pt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fo:font-style="italic" officeooo:rsid="0060c5cd" style:font-style-asian="italic" style:font-style-complex="italic"/>
    </style:style>
    <style:style style:name="T34" style:family="text">
      <style:text-properties fo:color="#000000" loext:opacity="100%" style:font-name-complex="Calibri1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color="#ff0000" loext:opacity="100%"/>
    </style:style>
    <style:style style:name="T41" style:family="text">
      <style:text-properties fo:color="#ff0000" loext:opacity="100%" style:font-name-complex="Calibri1"/>
    </style:style>
    <style:style style:name="T42" style:family="text">
      <style:text-properties fo:color="#c9211e" loext:opacity="100%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officeooo:rsid="002dd218"/>
    </style:style>
    <style:style style:name="T45" style:family="text">
      <style:text-properties officeooo:rsid="004984c0"/>
    </style:style>
    <style:style style:name="T46" style:family="text">
      <style:text-properties officeooo:rsid="001b2b90"/>
    </style:style>
    <style:style style:name="T47" style:family="text">
      <style:text-properties style:font-name-complex="Calibri1"/>
    </style:style>
    <style:style style:name="T48" style:family="text">
      <style:text-properties officeooo:rsid="005439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20"><text:span text:style-name="T3">#</text:span><text:span text:style-name="T2">başlamadan önce linux terminalinden paket listesini güncelleyin</text:span></text:p>
      <text:p text:style-name="P12">sudo apt-get update </text:p>
      <text:p text:style-name="P1">#<text:span text:style-name="T45">sonra eğer yüklü değilse</text:span></text:p>
      <text:p text:style-name="P22"><text:span text:style-name="T3">#</text:span><text:span text:style-name="T20">cmake</text:span><text:span text:style-name="T4"> </text:span><text:span text:style-name="T5">paketini ve adı</text:span><text:span text:style-name="T2"> </text:span><text:span text:style-name="T19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3"><text:span text:style-name="T21">sudo apt-</text:span><text:span text:style-name="T22">get</text:span><text:span text:style-name="T21"> install </text:span><text:span text:style-name="T23">cmake </text:span><text:span text:style-name="T24">"</text:span><text:span text:style-name="T21">r-*</text:span><text:span text:style-name="T24">"</text:span><text:span text:style-name="T6"> </text:span></text:p>
      <text:p text:style-name="P25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25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4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4"><text:span text:style-name="T14">cd </text:span><text:span text:style-name="T16">/etc/apt/preferences.d</text:span></text:p>
      <text:p text:style-name="P15"><text:span text:style-name="T17">sudo </text:span><text:span text:style-name="T15">touch r-cran-gprofiler.pref <text:s text:c="9"/></text:span><text:span text:style-name="T35"><text:s/>#siz r-cran-gprofiler yerine engellemeniz gereken dosya adını yazın </text:span></text:p>
      <text:p text:style-name="P18"><text:span text:style-name="T15">sudo echo "Package: r-cran-gprofiler" </text:span><text:span text:style-name="T18">| sudo tee</text:span><text:span text:style-name="T15"> </text:span><text:span text:style-name="T26">r-cran-gprofiler.pref <text:s/></text:span><text:span text:style-name="T36"><text:s/></text:span><text:span text:style-name="T38">#siz r-cran-gprofiler yerine engellemeniz gereken dosya adını yazın</text:span><text:span text:style-name="T25"> </text:span></text:p>
      <text:p text:style-name="P16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n </text:span></text:p>
      <text:p text:style-name="P16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</text:span><text:span text:style-name="T37">n </text:span></text:p>
      <text:p text:style-name="P13">sudo apt update</text:p>
      <text:p text:style-name="P17"><text:span text:style-name="T29">sudo apt-</text:span><text:span text:style-name="T30">get</text:span><text:span text:style-name="T29"> install </text:span><text:span text:style-name="T31">cmake </text:span><text:span text:style-name="T33">"</text:span><text:span text:style-name="T29">r-*</text:span><text:span text:style-name="T33">"</text:span></text:p>
      <text:p text:style-name="P21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26"><text:span text:style-name="T2">#</text:span><text:span text:style-name="T9">komutları kopyala yapıştır yapmaya başlamadan önce</text:span></text:p>
      <text:p text:style-name="P27"><text:span text:style-name="T2">#aşağıdaki komut yardımıyla bir </text:span><text:span text:style-name="T11">CRAN</text:span><text:span text:style-name="T2"> mirror seçin</text:span></text:p>
      <text:p text:style-name="P28"><text:span text:style-name="T19">chooseCRANmirror()</text:span><text:span text:style-name="T2"> </text:span></text:p>
      <text:p text:style-name="P28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48">sonrasında .csv uzantılı dosyanızdan verilerinizi okutup </text:span></text:p>
      <text:p text:style-name="P8">#modeller oluşturmaya ve testler yapmaya başlayabilirsiniz</text:p>
      <text:p text:style-name="P44">#in tests, if <text:span text:style-name="T1">p-value &lt; 0.05, the null hypothesis is rejected and alternative hypothesis is accepted</text:span></text:p>
      <text:p text:style-name="P45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29">install.packages("metan")</text:p>
      <text:p text:style-name="P29">library("metan")</text:p>
      <text:p text:style-name="P30">library(<text:span text:style-name="T46">"</text:span>lmtest<text:span text:style-name="T46">"</text:span>)</text:p>
      <text:p text:style-name="P31">library(<text:span text:style-name="T46">"</text:span>Formula<text:span text:style-name="T46">"</text:span>)</text:p>
      <text:p text:style-name="P32">library(<text:span text:style-name="T46">"</text:span>nortest<text:span text:style-name="T46">"</text:span>)</text:p>
      <text:p text:style-name="P33">library(<text:span text:style-name="T46">"</text:span>ggplot2<text:span text:style-name="T46">"</text:span>)</text:p>
      <text:p text:style-name="P34">library(<text:span text:style-name="T46">"</text:span>MASS<text:span text:style-name="T46">"</text:span>)</text:p>
      <text:p text:style-name="P35">library(<text:span text:style-name="T46">"</text:span>stats<text:span text:style-name="T46">"</text:span>)</text:p>
      <text:p text:style-name="P36">library(<text:span text:style-name="T46">"</text:span>quantreg<text:span text:style-name="T46">"</text:span>)</text:p>
      <text:p text:style-name="P37">library(<text:span text:style-name="T46">"</text:span>car<text:span text:style-name="T46">"</text:span>)</text:p>
      <text:p text:style-name="P38">library(<text:span text:style-name="T46">"</text:span>AER<text:span text:style-name="T46">"</text:span>)</text:p>
      <text:p text:style-name="P39">library(<text:span text:style-name="T46">"</text:span>qqconf<text:span text:style-name="T46">"</text:span>)</text:p>
      <text:p text:style-name="P40">library(<text:span text:style-name="T46">"</text:span>ggpubr<text:span text:style-name="T46">"</text:span>)</text:p>
      <text:p text:style-name="P41">library(<text:span text:style-name="T46">"</text:span>nloptr<text:span text:style-name="T46">"</text:span>)</text:p>
      <text:p text:style-name="P41">library(<text:span text:style-name="T46">"</text:span>plm<text:span text:style-name="T46">"</text:span>)</text:p>
      <text:p text:style-name="P41">library(<text:span text:style-name="T46">"</text:span>nlme<text:span text:style-name="T46">"</text:span>)</text:p>
      <text:p text:style-name="P41">library(<text:span text:style-name="T46">"</text:span>foreign<text:span text:style-name="T46">"</text:span>)</text:p>
      <text:p text:style-name="P41">library(<text:span text:style-name="T46">"</text:span>mgcv<text:span text:style-name="T46">"</text:span>)</text:p>
      <text:p text:style-name="P41">library(<text:span text:style-name="T46">"</text:span>lubridate<text:span text:style-name="T46">"</text:span>)</text:p>
      <text:p text:style-name="P41">library(<text:span text:style-name="T46">"</text:span>R.utils<text:span text:style-name="T46">"</text:span>)</text:p>
      <text:p text:style-name="P41">library(<text:span text:style-name="T44">"</text:span>data.table<text:span text:style-name="T44">"</text:span>)</text:p>
      <text:p text:style-name="P19">getwd()</text:p>
      <text:p text:style-name="P19">setwd("<text:span text:style-name="T40">~/Desktop</text:span>")</text:p>
      <text:p text:style-name="P19"><text:span text:style-name="T40">df</text:span>&lt;-read.csv("<text:span text:style-name="T40">datafile</text:span>.csv", header=TRUE, <text:s/>sep=",", stringsAsFactors= TRUE)</text:p>
      <text:p text:style-name="P19"><text:span text:style-name="T1">#</text:span><text:span text:style-name="T42">df</text:span>&lt;-fread("<text:span text:style-name="T42">sanayifile</text:span>.csv",header=TRUE,sep=",",stringsAsFactors=TRUE)</text:p>
      <text:p text:style-name="P19"><text:soft-page-break/>attach(<text:span text:style-name="T40">df</text:span>)</text:p>
      <text:p text:style-name="P19"><text:span text:style-name="T40">corro</text:span>&lt;-cor(<text:span text:style-name="T40">df</text:span>[c("<text:span text:style-name="T40">d1</text:span>","<text:span text:style-name="T40">d2</text:span>","<text:span text:style-name="T40">d3</text:span>","<text:span text:style-name="T40">d4</text:span>","<text:span text:style-name="T40">ind1</text:span>","<text:span text:style-name="T40">ind2</text:span>","<text:span text:style-name="T40">ind3</text:span>","<text:span text:style-name="T40">ind4</text:span>","<text:span text:style-name="T40">ind5</text:span>","<text:span text:style-name="T40">ind6</text:span><text:span text:style-name="T1">"</text:span>)])</text:p>
      <text:p text:style-name="P19">round(<text:span text:style-name="T40">corro</text:span>,2)</text:p>
      <text:p text:style-name="P42"><text:span text:style-name="T42">corchart</text:span>&lt;-corr_coef(<text:span text:style-name="T42">df</text:span>)</text:p>
      <text:p text:style-name="P42">plot(<text:span text:style-name="T42">corchart</text:span>)</text:p>
      <text:p text:style-name="P19"><text:span text:style-name="T40">linmod1</text:span><text:span text:style-name="T1">&lt;-</text:span>lm(<text:span text:style-name="T40">d1</text:span>~<text:span text:style-name="T40">ind1</text:span>+<text:span text:style-name="T40">ind2</text:span>+<text:span text:style-name="T40">ind3</text:span>+<text:span text:style-name="T40">ind4</text:span>+<text:span text:style-name="T40">ind5</text:span>+<text:span text:style-name="T40">ind6</text:span>, data=<text:span text:style-name="T40">df</text:span>)</text:p>
      <text:p text:style-name="P19">summary(<text:span text:style-name="T40">linmod1</text:span>)</text:p>
      <text:p text:style-name="P19"><text:span text:style-name="T40">model.quantilessd1</text:span>&lt;-rqss(<text:span text:style-name="T40">d1</text:span>~<text:span text:style-name="T40">ind1</text:span>+<text:span text:style-name="T40">ind2</text:span>+<text:span text:style-name="T40">ind3</text:span>+<text:span text:style-name="T40">ind4</text:span>+<text:span text:style-name="T40">ind5</text:span><text:span text:style-name="T1">+</text:span><text:span text:style-name="T40">ind6</text:span>, data=<text:span text:style-name="T40">df</text:span>, tau=0.5)</text:p>
      <text:p text:style-name="P19">summary(<text:span text:style-name="T40">model.quantilessd1</text:span>)</text:p>
      <text:p text:style-name="P19"><text:span text:style-name="T40">femd1</text:span>&lt;-plm(<text:span text:style-name="T40">d1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 </text:span>, index=c("<text:span text:style-name="T40">i1</text:span>","<text:span text:style-name="T40">i2</text:span>"),model="within")</text:p>
      <text:p text:style-name="P19"><text:span text:style-name="T40">femwid1</text:span>&lt;-within_intercept(<text:span text:style-name="T40">femd1</text:span>, return.model=TRUE)</text:p>
      <text:p text:style-name="P19">summary(<text:span text:style-name="T40">femwid1</text:span>)</text:p>
      <text:p text:style-name="P19">vif(<text:span text:style-name="T40">femwid1</text:span>) <text:s/>#if one result’s higher than 3(for some sources 5, or 10) there’s multicollinearity(bad) </text:p>
      <text:p text:style-name="P19">barplot(vif(<text:span text:style-name="T40">femwid1</text:span>), horiz = F, col = "steelblue", xlab="Variables", ylab="VIF Values") #figure for vif </text:p>
      <text:p text:style-name="P19">raintest(<text:span text:style-name="T40">femwid1</text:span>) <text:s text:c="36"/>#if p-value &lt;0.05, there is no linearity(bad)</text:p>
      <text:p text:style-name="P19">bptest(<text:span text:style-name="T40">femwid1</text:span><text:span text:style-name="T1">,</text:span><text:span text:style-name="T40"> </text:span><text:span text:style-name="T1">studentize=T</text:span>) <text:s text:c="13"/>#if p-value &lt;0.05, there is no homoscedasticity(bad)</text:p>
      <text:p text:style-name="P19">pbgtest(<text:span text:style-name="T40">femwid1</text:span>) <text:s text:c="38"/>#if p-value &lt;0.05, there is a serial correlation(bad)</text:p>
      <text:p text:style-name="P19">acf(<text:span text:style-name="T40">femwid1$residuals</text:span><text:span text:style-name="T1">, type="partial") <text:s/>#figure for serial correlation blue line shows p-value</text:span></text:p>
      <text:p text:style-name="P19">pcdtest(<text:span text:style-name="T40">femwid1</text:span>, test="cd") <text:s text:c="16"/>#if p-value &lt;0.05, there is cross-sectional dependency(bad) </text:p>
      <text:p text:style-name="P19"><text:span text:style-name="T34">pearson.test(</text:span><text:span text:style-name="T41">femwid1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femwid1</text:span><text:span text:style-name="T47">$residuals) #figure for normality whether bell shaped or not</text:span></text:p>
      <text:p text:style-name="P19"><text:span text:style-name="T47">ggqqplot(</text:span><text:span text:style-name="T41">femwid1</text:span><text:span text:style-name="T47">$residuals) #figure for normality</text:span></text:p>
      <text:p text:style-name="P19"><text:span text:style-name="T41">remd1</text:span><text:span text:style-name="T47">&lt;-plm(</text:span><text:span text:style-name="T41">d1</text:span><text:span text:style-name="T47">~</text:span><text:span text:style-name="T41">ind1</text:span><text:span text:style-name="T47">+</text:span><text:span text:style-name="T41">ind2</text:span><text:span text:style-name="T47">+</text:span><text:span text:style-name="T41">ind3</text:span><text:span text:style-name="T47">+</text:span><text:span text:style-name="T41">ind4</text:span><text:span text:style-name="T34">+</text:span><text:span text:style-name="T41">ind5</text:span><text:span text:style-name="T1">+</text:span><text:span text:style-name="T40">ind6</text:span><text:span text:style-name="T47">, data=</text:span><text:span text:style-name="T41">df</text:span><text:span text:style-name="T47">, </text:span>index=c("<text:span text:style-name="T40">i1</text:span>","<text:span text:style-name="T40">i2</text:span>"), <text:span text:style-name="T47">model="random", <text:s/></text:span>random.method="amemiya")</text:p>
      <text:p text:style-name="P19">summary(<text:span text:style-name="T40">remd1</text:span>)</text:p>
      <text:p text:style-name="P19">vif(<text:span text:style-name="T40">remd1</text:span>) <text:s/>#if one result’s higher than 3(for some sources 5, or 10), there’s multicollinearity(bad) </text:p>
      <text:p text:style-name="P19">barplot(vif(<text:span text:style-name="T40">remd1</text:span>), horiz = F, col = "steelblue", xlab="Variables", ylab="VIF Values") #figure for vif </text:p>
      <text:p text:style-name="P19"><text:soft-page-break/>raintest(<text:span text:style-name="T40">remd1</text:span>) <text:s text:c="35"/>#if p-value &lt;0.05, there is no linearity(bad)</text:p>
      <text:p text:style-name="P19">bptest(<text:span text:style-name="T40">remd1</text:span><text:span text:style-name="T1">, studentize=T</text:span>) <text:s text:c="12"/>#if p-value &lt;0.05, there is no homoscedasticity(bad)</text:p>
      <text:p text:style-name="P19">pbgtest(<text:span text:style-name="T40">remd1</text:span>) <text:s text:c="48"/>#if p-value &lt;0.05, there is a serial correlation(bad)</text:p>
      <text:p text:style-name="P19">acf(<text:span text:style-name="T40">remd1$residuals</text:span><text:span text:style-name="T1">, type="partial") <text:s/>#figure for serial correlation blue line shows p-value</text:span></text:p>
      <text:p text:style-name="P19">pcdtest(<text:span text:style-name="T40">remd1</text:span>, test="cd") <text:s text:c="16"/>#if p-value &lt;0.05, there is cross-sectional dependency(bad) </text:p>
      <text:p text:style-name="P19"><text:span text:style-name="T34">pearson.test(</text:span><text:span text:style-name="T41">remd1</text:span><text:span text:style-name="T47">$residuals,</text:span><text:span text:style-name="T34"> adjust=F)</text:span><text:span text:style-name="T13"> </text:span><text:span text:style-name="T39">#if p-value &lt;0.05, residuals are not normally distributed(bad)</text:span></text:p>
      <text:p text:style-name="P19"><text:span text:style-name="T47">ggdensity(</text:span><text:span text:style-name="T41">remd1</text:span><text:span text:style-name="T47">$residuals) #figure for normality whether bell shaped or not</text:span></text:p>
      <text:p text:style-name="P19"><text:span text:style-name="T47">ggqqplot(</text:span><text:span text:style-name="T41">remd1</text:span><text:span text:style-name="T47">$residuals) #figure for normality</text:span></text:p>
      <text:p text:style-name="P19"><text:span text:style-name="T40">pemd1</text:span>&lt;-plm(<text:span text:style-name="T40">d1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pooling")</text:p>
      <text:p text:style-name="P19">summary(<text:span text:style-name="T40">pemd1</text:span>)</text:p>
      <text:p text:style-name="P19">vif(<text:span text:style-name="T40">pemd1</text:span>) <text:s/>#if one result’s higher than 3(for some sources 5, or 10), there’s multicollinearity(bad) </text:p>
      <text:p text:style-name="P19">barplot(vif(<text:span text:style-name="T40">pemd1</text:span>), horiz = F, col = "steelblue", xlab="Variables", ylab="VIF Values") #figure for vif </text:p>
      <text:p text:style-name="P19">raintest(<text:span text:style-name="T40">pemd1</text:span>) <text:s text:c="35"/>#if p-value &lt;0.05, there is no linearity(bad)</text:p>
      <text:p text:style-name="P19">bptest(<text:span text:style-name="T40">pemd1</text:span><text:span text:style-name="T1">, studentize=T</text:span>) <text:s text:c="12"/>#if p-value &lt;0.05, there is no homoscedasticity(bad)</text:p>
      <text:p text:style-name="P19">pbgtest(<text:span text:style-name="T40">pemd1</text:span>) <text:s text:c="48"/>#if p-value &lt;0.05, there is a serial correlation(bad)</text:p>
      <text:p text:style-name="P19">acf(<text:span text:style-name="T40">pemd1$residuals</text:span><text:span text:style-name="T1">, type="partial") <text:s/>#figure for serial correlation blue line shows p-value</text:span></text:p>
      <text:p text:style-name="P19">pcdtest(<text:span text:style-name="T40">pemd1</text:span>, test="cd") <text:s text:c="16"/>#if p-value &lt;0.05, there is cross-sectional dependency(bad) </text:p>
      <text:p text:style-name="P19"><text:span text:style-name="T34">pearson.test(</text:span><text:span text:style-name="T41">pemd1</text:span><text:span text:style-name="T47">$residuals, </text:span><text:span text:style-name="T34">adjust=F)</text:span><text:span text:style-name="T13"> </text:span><text:span text:style-name="T39">#if p-value &lt;0.05, residuals are not normally distributed(bad)</text:span></text:p>
      <text:p text:style-name="P19"><text:span text:style-name="T47">ggdensity(</text:span><text:span text:style-name="T41">pemd1</text:span><text:span text:style-name="T47">$residuals) #figure for normality whether bell shaped or not</text:span></text:p>
      <text:p text:style-name="P19"><text:span text:style-name="T47">ggqqplot(</text:span><text:span text:style-name="T41">pemd1</text:span><text:span text:style-name="T47">$residuals) #figure for normality</text:span></text:p>
      <text:p text:style-name="P19">pFtest(<text:span text:style-name="T40">femd1</text:span>, <text:span text:style-name="T40">pemd1</text:span>) <text:s text:c="3"/>#if p-value &lt; 0.05, prefer <text:span text:style-name="T40">femd1</text:span> or <text:span text:style-name="T40">femwid1</text:span> to <text:span text:style-name="T40">pemd1</text:span><text:span text:style-name="T1">, if not, vice versa</text:span></text:p>
      <text:p text:style-name="P19"><text:span text:style-name="T1">plmtest(</text:span><text:span text:style-name="T40">pemd1</text:span><text:span text:style-name="T1">,type="bp") <text:s text:c="21"/>#if p-value&lt;0.05, prefer </text:span><text:span text:style-name="T40">remd1</text:span><text:span text:style-name="T1"> to </text:span><text:span text:style-name="T40">pemd1</text:span><text:span text:style-name="T1">, if not vice versa</text:span></text:p>
      <text:p text:style-name="P19">phtest(<text:span text:style-name="T40">femwid1</text:span>,<text:span text:style-name="T40">remd1</text:span>) <text:s text:c="10"/>#if p-value &lt;0.05, prefer <text:s/><text:span text:style-name="T40">femd1</text:span> or <text:span text:style-name="T40">femwid1</text:span> to <text:span text:style-name="T40">remd1</text:span>, if not, vice versa</text:p>
      <text:p text:style-name="P19"><text:span text:style-name="T40">linmod2</text:span><text:span text:style-name="T1">&lt;-l</text:span>m(<text:span text:style-name="T40">d2</text:span>~<text:span text:style-name="T40">ind1</text:span>+<text:span text:style-name="T40">ind2</text:span>+<text:span text:style-name="T40">ind3</text:span>+<text:span text:style-name="T40">ind4</text:span>+<text:span text:style-name="T40">ind5</text:span>+<text:span text:style-name="T40">ind6</text:span>, data=<text:span text:style-name="T40">df</text:span>)</text:p>
      <text:p text:style-name="P19"><text:soft-page-break/>summary(<text:span text:style-name="T40">linmod2</text:span>)</text:p>
      <text:p text:style-name="P19"><text:span text:style-name="T40">model.quantilessd2</text:span>&lt;-rqss(<text:span text:style-name="T40">d2</text:span>~<text:span text:style-name="T40">ind1</text:span>+<text:span text:style-name="T40">ind2</text:span>+<text:span text:style-name="T40">ind3</text:span>+<text:span text:style-name="T40">ind4</text:span>+<text:span text:style-name="T40">ind5</text:span><text:span text:style-name="T1">+</text:span><text:span text:style-name="T40">ind6</text:span>,data=<text:span text:style-name="T40">df</text:span>,tau=0.5)</text:p>
      <text:p text:style-name="P19">summary(<text:span text:style-name="T40">model.quantilessd2</text:span>)</text:p>
      <text:p text:style-name="P19"><text:span text:style-name="T40">femd2</text:span>&lt;-plm(<text:span text:style-name="T40">d2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model="within")</text:p>
      <text:p text:style-name="P19"><text:span text:style-name="T40">femwid2</text:span>&lt;-within_intercept(<text:span text:style-name="T40">femd2</text:span>, return.model=TRUE)</text:p>
      <text:p text:style-name="P19">summary(<text:span text:style-name="T40">femwid2</text:span>)</text:p>
      <text:p text:style-name="P19">vif(<text:span text:style-name="T40">femwid2</text:span>) <text:s/>#if one result’s higher than 3(for some sources 5, or 10), there’s multicollinearity(bad) </text:p>
      <text:p text:style-name="P19">barplot(vif(<text:span text:style-name="T40">femwid2</text:span>), horiz = F, col = "steelblue", xlab="Variables", ylab="VIF Values") #figure for vif</text:p>
      <text:p text:style-name="P19">raintest(<text:span text:style-name="T40">femwid2</text:span>) <text:s text:c="36"/>#if p-value &lt;0.05, there is no linearity(bad)</text:p>
      <text:p text:style-name="P19">bptest(<text:span text:style-name="T40">femwid2</text:span><text:span text:style-name="T1">,</text:span><text:span text:style-name="T40"> </text:span><text:span text:style-name="T1">studentize=T</text:span>) <text:s text:c="13"/>#if p-value &lt;0.05, there is no homoscedasticity(bad)</text:p>
      <text:p text:style-name="P19">pbgtest(<text:span text:style-name="T40">femwid2</text:span>) <text:s text:c="35"/>#if p-value &lt;0.05, there is a serial correlation(bad)</text:p>
      <text:p text:style-name="P19">acf(<text:span text:style-name="T40">femwid2$residuals</text:span><text:span text:style-name="T1">, type="partial") <text:s/>#figure for serial correlation blue line shows p-value</text:span></text:p>
      <text:p text:style-name="P19">pcdtest(<text:span text:style-name="T40">femwid2</text:span>, test="cd") <text:s text:c="16"/>#if p-value &lt;0.05, there is cross-sectional dependency(bad) </text:p>
      <text:p text:style-name="P19"><text:span text:style-name="T34">pearson.test(</text:span><text:span text:style-name="T41">femwid2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femwid2</text:span><text:span text:style-name="T47">$residuals) #figure for normality whether bell shaped or not</text:span></text:p>
      <text:p text:style-name="P19"><text:span text:style-name="T47">ggqqplot(</text:span><text:span text:style-name="T41">femwid2</text:span><text:span text:style-name="T47">$residuals) #figure for normality</text:span></text:p>
      <text:p text:style-name="P19"><text:span text:style-name="T40">remd2</text:span>&lt;-plm(<text:span text:style-name="T40">d2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random", random.method="amemiya")</text:p>
      <text:p text:style-name="P19">summary(<text:span text:style-name="T40">remd2</text:span>)</text:p>
      <text:p text:style-name="P19">vif(<text:span text:style-name="T40">remd2</text:span>) <text:s/>#if one result’s higher than 3(for some sources 5, or 10) there’s multicollinearity(bad) </text:p>
      <text:p text:style-name="P19">barplot(vif(<text:span text:style-name="T40">remd2</text:span>), horiz = F, col = "steelblue", xlab="Variables", ylab="VIF Values") #figure for vif </text:p>
      <text:p text:style-name="P19">raintest(<text:span text:style-name="T40">remd2</text:span>) <text:s text:c="35"/>#if p-value &lt;0.05, there is no linearity(bad)</text:p>
      <text:p text:style-name="P19">bptest(<text:span text:style-name="T40">remd2</text:span><text:span text:style-name="T1">, studentize=T</text:span>) <text:s text:c="12"/>#if p-value &lt;0.05, there is no homoscedasticity(bad)</text:p>
      <text:p text:style-name="P19">pbgtest(<text:span text:style-name="T40">remd2</text:span>) <text:s text:c="48"/>#if p-value &lt;0.05, there is a serial correlation(bad)</text:p>
      <text:p text:style-name="P19">acf(<text:span text:style-name="T40">remd2$residuals</text:span><text:span text:style-name="T1">, type="partial") <text:s/>#figure for serial correlation blue line shows p-value</text:span></text:p>
      <text:p text:style-name="P19">pcdtest(<text:span text:style-name="T40">remd2</text:span>, test="cd") <text:s text:c="16"/>#if p-value &lt;0.05, there is cross-sectional dependency(bad) </text:p>
      <text:p text:style-name="P19"><text:soft-page-break/><text:span text:style-name="T34">pearson.test(</text:span><text:span text:style-name="T41">remd2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remd2</text:span><text:span text:style-name="T47">$residuals) #figure for normality whether bell shaped or not</text:span></text:p>
      <text:p text:style-name="P19"><text:span text:style-name="T47">ggqqplot(</text:span><text:span text:style-name="T41">remd2</text:span><text:span text:style-name="T47">$residuals) #figure for normality</text:span></text:p>
      <text:p text:style-name="P19"><text:span text:style-name="T40">pemd2</text:span>&lt;-plm(<text:span text:style-name="T40">d2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pooling")</text:p>
      <text:p text:style-name="P19">summary(<text:span text:style-name="T40">pemd2</text:span>)</text:p>
      <text:p text:style-name="P19">vif(<text:span text:style-name="T40">pemd2</text:span>) <text:s/>#if one result’s higher than 3(for some sources 5, or 10), there’s multicollinearity(bad) </text:p>
      <text:p text:style-name="P19">barplot(vif(<text:span text:style-name="T40">pemd2</text:span>), horiz = F, col = "steelblue", xlab="Variables", ylab="VIF Values") #figure for vif </text:p>
      <text:p text:style-name="P19">raintest(<text:span text:style-name="T40">pemd2</text:span>) <text:s text:c="35"/>#if p-value &lt;0.05, there is no linearity(bad)</text:p>
      <text:p text:style-name="P19">bptest(<text:span text:style-name="T40">pemd2</text:span><text:span text:style-name="T1">, studentize=T</text:span>) <text:s text:c="12"/>#if p-value &lt;0.05, there is no homoscedasticity(bad)</text:p>
      <text:p text:style-name="P19">pbgtest(<text:span text:style-name="T40">pemd2</text:span>) <text:s text:c="48"/>#if p-value &lt;0.05, there is a serial correlation(bad)</text:p>
      <text:p text:style-name="P19">acf(<text:span text:style-name="T40">pemd2$residuals</text:span><text:span text:style-name="T1">, type="partial") <text:s/>#figure for serial correlation blue line shows p-value</text:span></text:p>
      <text:p text:style-name="P19">pcdtest(<text:span text:style-name="T40">pemd2</text:span>, test="cd") <text:s text:c="16"/>#if p-value &lt;0.05, there is cross-sectional dependency(bad) </text:p>
      <text:p text:style-name="P19"><text:span text:style-name="T34">pearson.test(</text:span><text:span text:style-name="T41">pemd2</text:span><text:span text:style-name="T47">$residuals,</text:span><text:span text:style-name="T34"> adjust=F)</text:span><text:span text:style-name="T41"> <text:s/></text:span><text:span text:style-name="T43">#if p-value &lt;0.05, residuals are not normally distributed(bad)</text:span></text:p>
      <text:p text:style-name="P19"><text:span text:style-name="T47">ggdensity(</text:span><text:span text:style-name="T41">pemd2</text:span><text:span text:style-name="T47">$residuals) #figure for normality whether bell shaped or not</text:span></text:p>
      <text:p text:style-name="P19"><text:span text:style-name="T47">ggqqplot(</text:span><text:span text:style-name="T41">pemd2</text:span><text:span text:style-name="T47">$residuals) #figure for normality</text:span></text:p>
      <text:p text:style-name="P19">pFtest(<text:span text:style-name="T40">femd2</text:span>, <text:span text:style-name="T40">pemd2</text:span>) <text:s text:c="11"/>#if p-value &lt; 0.05, prefer <text:span text:style-name="T40">femd2</text:span> or <text:span text:style-name="T40">femwid2</text:span> to <text:span text:style-name="T40">pemd2</text:span><text:span text:style-name="T1">, if not, vice versa</text:span></text:p>
      <text:p text:style-name="P19"><text:span text:style-name="T1">plmtest(</text:span><text:span text:style-name="T40">pemd2</text:span><text:span text:style-name="T1">,type="bp") <text:s text:c="21"/>#if p-value&lt;0.05, prefer </text:span><text:span text:style-name="T40">remd2</text:span><text:span text:style-name="T1"> to </text:span><text:span text:style-name="T40">pemd2</text:span><text:span text:style-name="T1">, if not vice versa</text:span></text:p>
      <text:p text:style-name="P19">phtest(<text:span text:style-name="T40">femwid2</text:span>,<text:span text:style-name="T40">remd2</text:span>) <text:s text:c="10"/>#if p-value &lt;0.05, prefer <text:span text:style-name="T40">femd2</text:span> or <text:span text:style-name="T40">femwid2</text:span> <text:s/>to <text:span text:style-name="T40">remd2</text:span>, if not, vice versa</text:p>
      <text:p text:style-name="P19"><text:span text:style-name="T40">linmod3</text:span>&lt;-lm(<text:span text:style-name="T40">d3</text:span>~<text:span text:style-name="T40">ind1</text:span>+<text:span text:style-name="T40">ind2</text:span>+<text:span text:style-name="T40">ind3</text:span>+<text:span text:style-name="T40">ind4</text:span>+<text:span text:style-name="T40">ind5</text:span>+<text:span text:style-name="T40">ind6</text:span>, data=<text:span text:style-name="T40">df</text:span>)</text:p>
      <text:p text:style-name="P19">summary(<text:span text:style-name="T40">linmod3</text:span>)</text:p>
      <text:p text:style-name="P19"><text:span text:style-name="T40">model.quantilessd3</text:span>&lt;-rqss(<text:span text:style-name="T40">d3</text:span>~<text:span text:style-name="T40">ind1</text:span>+<text:span text:style-name="T40">ind2</text:span>+<text:span text:style-name="T40">ind3</text:span>+<text:span text:style-name="T40">ind4</text:span>+<text:span text:style-name="T40">ind5</text:span><text:span text:style-name="T1">+</text:span><text:span text:style-name="T40">ind6</text:span>,data=<text:span text:style-name="T40">df</text:span>,tau=0.5)</text:p>
      <text:p text:style-name="P19">summary(<text:span text:style-name="T40">model.quantilessd3</text:span>)</text:p>
      <text:p text:style-name="P19"><text:span text:style-name="T40">femd3</text:span>&lt;-plm(<text:span text:style-name="T40">d3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model="within")</text:p>
      <text:p text:style-name="P19"><text:span text:style-name="T40">femwid3</text:span>&lt;-within_intercept(<text:span text:style-name="T40">femd3</text:span>, return.model=TRUE)</text:p>
      <text:p text:style-name="P19">summary(<text:span text:style-name="T40">femwid3</text:span>)</text:p>
      <text:p text:style-name="P19"><text:soft-page-break/>vif(<text:span text:style-name="T40">femwid3</text:span>) <text:s/>#if one result’s higher than 3(for some sources 5, or 10), there’s multicollinearity(bad) </text:p>
      <text:p text:style-name="P19">barplot(vif(<text:span text:style-name="T40">femwid3</text:span>), horiz = F, col = "steelblue", xlab="Variables", ylab="VIF Values") #figure for vif</text:p>
      <text:p text:style-name="P19">raintest(<text:span text:style-name="T40">femwid3</text:span>) <text:s text:c="36"/>#if p-value &lt;0.05, there is no linearity(bad)</text:p>
      <text:p text:style-name="P19">bptest(<text:span text:style-name="T40">femwid3</text:span><text:span text:style-name="T1">,</text:span><text:span text:style-name="T40"> </text:span><text:span text:style-name="T1">studentize=T</text:span>) <text:s text:c="13"/>#if p-value &lt;0.05, there is no homoscedasticity(bad)</text:p>
      <text:p text:style-name="P19">pbgtest(<text:span text:style-name="T40">femwid3</text:span>) <text:s text:c="35"/>#if p-value &lt;0.05, there is a serial correlation(bad)</text:p>
      <text:p text:style-name="P19">acf(<text:span text:style-name="T40">femwid3$residuals</text:span><text:span text:style-name="T1">, type="partial") <text:s/>#figure for serial correlation blue line shows p-value</text:span></text:p>
      <text:p text:style-name="P19">pcdtest(<text:span text:style-name="T40">femwid3</text:span>, test="cd") <text:s text:c="16"/>#if p-value &lt;0.05, there is cross-sectional dependency(bad) </text:p>
      <text:p text:style-name="P19"><text:span text:style-name="T34">pearson.test(</text:span><text:span text:style-name="T41">femwid3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femwid3</text:span><text:span text:style-name="T47">$residuals) #figure for normality whether bell shaped or not</text:span></text:p>
      <text:p text:style-name="P19"><text:span text:style-name="T47">ggqqplot(</text:span><text:span text:style-name="T41">femwid3</text:span><text:span text:style-name="T47">$residuals) #figure for normality</text:span></text:p>
      <text:p text:style-name="P19"><text:span text:style-name="T40">remd3</text:span>&lt;-plm(<text:span text:style-name="T40">d3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random", random.method="amemiya")</text:p>
      <text:p text:style-name="P19">summary(<text:span text:style-name="T40">remd3</text:span>)</text:p>
      <text:p text:style-name="P19">vif(<text:span text:style-name="T40">remd3</text:span>) <text:s/>#if one result’s higher than 3(for some sources 5, or 10) there’s multicollinearity(bad) </text:p>
      <text:p text:style-name="P19">barplot(vif(<text:span text:style-name="T40">remd3</text:span>), horiz = F, col = "steelblue", xlab="Variables", ylab="VIF Values") #figure for vif </text:p>
      <text:p text:style-name="P19">raintest(<text:span text:style-name="T40">remd3</text:span>) <text:s text:c="35"/>#if p-value &lt;0.05, there is no linearity(bad)</text:p>
      <text:p text:style-name="P19">bptest(<text:span text:style-name="T40">remd3</text:span><text:span text:style-name="T1">, studentize=T</text:span>) <text:s text:c="12"/>#if p-value &lt;0.05, there is no homoscedasticity(bad)</text:p>
      <text:p text:style-name="P19">pbgtest(<text:span text:style-name="T40">remd3</text:span>) <text:s text:c="48"/>#if p-value &lt;0.05, there is a serial correlation(bad)</text:p>
      <text:p text:style-name="P19">acf(<text:span text:style-name="T40">remd3$residuals</text:span><text:span text:style-name="T1">, type="partial") <text:s/>#figure for serial correlation blue line shows p-value</text:span></text:p>
      <text:p text:style-name="P19">pcdtest(<text:span text:style-name="T40">remd3</text:span>, test="cd") <text:s text:c="16"/>#if p-value &lt;0.05, there is cross-sectional dependency(bad) </text:p>
      <text:p text:style-name="P19"><text:span text:style-name="T34">pearson.test(</text:span><text:span text:style-name="T41">remd3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remd3</text:span><text:span text:style-name="T47">$residuals) #figure for normality whether bell shaped or not</text:span></text:p>
      <text:p text:style-name="P19"><text:span text:style-name="T47">ggqqplot(</text:span><text:span text:style-name="T41">remd3</text:span><text:span text:style-name="T47">$residuals) #figure for normality</text:span></text:p>
      <text:p text:style-name="P19"><text:span text:style-name="T40">pemd3</text:span>&lt;-plm(<text:span text:style-name="T40">d3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pooling")</text:p>
      <text:p text:style-name="P19">summary(<text:span text:style-name="T40">pemd3</text:span>)</text:p>
      <text:p text:style-name="P19"><text:soft-page-break/>vif(<text:span text:style-name="T40">pemd3</text:span>) <text:s/>#if one result’s higher than 3(for some sources 5, or 10), there’s multicollinearity(bad) </text:p>
      <text:p text:style-name="P19">barplot(vif(<text:span text:style-name="T40">pemd3</text:span>), horiz = F, col = "steelblue", xlab="Variables", ylab="VIF Values") #figure for vif </text:p>
      <text:p text:style-name="P19">raintest(<text:span text:style-name="T40">pemd3</text:span>) <text:s text:c="35"/>#if p-value &lt;0.05, there is no linearity(bad)</text:p>
      <text:p text:style-name="P19">bptest(<text:span text:style-name="T40">pemd3</text:span><text:span text:style-name="T1">, studentize=T</text:span>) <text:s text:c="12"/>#if p-value &lt;0.05, there is no homoscedasticity(bad)</text:p>
      <text:p text:style-name="P19">pbgtest(<text:span text:style-name="T40">pemd3</text:span>) <text:s text:c="48"/>#if p-value &lt;0.05, there is a serial correlation(bad)</text:p>
      <text:p text:style-name="P19">acf(<text:span text:style-name="T40">pemd3$residuals</text:span><text:span text:style-name="T1">, type="partial") <text:s/>#figure for serial correlation blue line shows p-value</text:span></text:p>
      <text:p text:style-name="P19">pcdtest(<text:span text:style-name="T40">pemd3</text:span>, test="cd") <text:s text:c="16"/>#if p-value &lt;0.05, there is cross-sectional dependency(bad) </text:p>
      <text:p text:style-name="P19"><text:span text:style-name="T34">pearson.test(</text:span><text:span text:style-name="T41">pemd3</text:span><text:span text:style-name="T47">$residuals,</text:span><text:span text:style-name="T34"> adjust=F)</text:span><text:span text:style-name="T41"> <text:s/></text:span><text:span text:style-name="T43">#if p-value &lt;0.05, residuals are not normally distributed(bad)</text:span></text:p>
      <text:p text:style-name="P19"><text:span text:style-name="T47">ggdensity(</text:span><text:span text:style-name="T41">pemd3</text:span><text:span text:style-name="T47">$residuals) #figure for normality whether bell shaped or not</text:span></text:p>
      <text:p text:style-name="P19"><text:span text:style-name="T47">ggqqplot(</text:span><text:span text:style-name="T41">pemd3</text:span><text:span text:style-name="T47">$residuals) #figure for normality</text:span></text:p>
      <text:p text:style-name="P19">pFtest(<text:span text:style-name="T40">femd3</text:span>, <text:span text:style-name="T40">pemd3</text:span>) <text:s text:c="11"/>#if p-value &lt; 0.05, prefer <text:span text:style-name="T40">femd3</text:span> or <text:span text:style-name="T40">femwid3</text:span> to <text:span text:style-name="T40">pemd3</text:span><text:span text:style-name="T1">, if not, vice versa</text:span></text:p>
      <text:p text:style-name="P19"><text:span text:style-name="T1">plmtest(</text:span><text:span text:style-name="T40">pemd3</text:span><text:span text:style-name="T1">,type="bp") <text:s text:c="21"/>#if p-value&lt;0.05, prefer </text:span><text:span text:style-name="T40">remd3</text:span><text:span text:style-name="T1"> to </text:span><text:span text:style-name="T40">pemd3</text:span><text:span text:style-name="T1">, if not vice versa</text:span></text:p>
      <text:p text:style-name="P19">phtest(<text:span text:style-name="T40">femwid3</text:span>,<text:span text:style-name="T40">remd3</text:span>) <text:s text:c="10"/>#if p-value &lt;0.05, prefer <text:span text:style-name="T40">femd3</text:span> or <text:span text:style-name="T40">femwid3</text:span> <text:s/>to <text:span text:style-name="T40">remd3</text:span>, if not, vice versa</text:p>
      <text:p text:style-name="P19"><text:span text:style-name="T40">linmod4</text:span>&lt;-lm(<text:span text:style-name="T40">d4</text:span>~<text:span text:style-name="T40">ind1</text:span>+<text:span text:style-name="T40">ind2</text:span>+<text:span text:style-name="T40">ind3</text:span>+<text:span text:style-name="T40">ind4</text:span>+<text:span text:style-name="T40">ind5</text:span>+<text:span text:style-name="T40">ind6</text:span>, data=<text:span text:style-name="T40">df</text:span>)</text:p>
      <text:p text:style-name="P19">summary(<text:span text:style-name="T40">linmod4</text:span>)</text:p>
      <text:p text:style-name="P19"><text:span text:style-name="T40">model.quantilessd4</text:span>&lt;-rqss(<text:span text:style-name="T40">d4</text:span>~<text:span text:style-name="T40">ind1</text:span>+<text:span text:style-name="T40">ind2</text:span>+<text:span text:style-name="T40">ind3</text:span>+<text:span text:style-name="T40">ind4</text:span>+<text:span text:style-name="T40">ind5</text:span><text:span text:style-name="T1">+</text:span><text:span text:style-name="T40">ind6</text:span>,data=<text:span text:style-name="T40">df</text:span>,tau=0.5)</text:p>
      <text:p text:style-name="P19">summary(<text:span text:style-name="T40">model.quantilessd4</text:span>)</text:p>
      <text:p text:style-name="P19"><text:span text:style-name="T40">femd4</text:span>&lt;-plm(<text:span text:style-name="T40">d4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model="within")</text:p>
      <text:p text:style-name="P19"><text:span text:style-name="T40">femwid4</text:span>&lt;-within_intercept(<text:span text:style-name="T40">femd4</text:span>, return.model=TRUE)</text:p>
      <text:p text:style-name="P19">summary(<text:span text:style-name="T40">femwid4</text:span>)</text:p>
      <text:p text:style-name="P19">vif(<text:span text:style-name="T40">femwid4</text:span>) <text:s/>#if one result’s higher than 3(for some sources 5, or 10), there’s multicollinearity(bad) </text:p>
      <text:p text:style-name="P19">barplot(vif(<text:span text:style-name="T40">femwid4</text:span>), horiz = F, col = "steelblue", xlab="Variables", ylab="VIF Values") #figure for vif</text:p>
      <text:p text:style-name="P19">raintest(<text:span text:style-name="T40">femwid4</text:span>) <text:s text:c="36"/>#if p-value &lt;0.05, there is no linearity(bad)</text:p>
      <text:p text:style-name="P19">bptest(<text:span text:style-name="T40">femwid4</text:span><text:span text:style-name="T1">,</text:span><text:span text:style-name="T40"> </text:span><text:span text:style-name="T1">studentize=T</text:span>) <text:s text:c="13"/>#if p-value &lt;0.05, there is no homoscedasticity(bad)</text:p>
      <text:p text:style-name="P19">pbgtest(<text:span text:style-name="T40">femwid4</text:span>) <text:s text:c="35"/>#if p-value &lt;0.05, there is a serial correlation(bad)</text:p>
      <text:p text:style-name="P19"><text:soft-page-break/>acf(<text:span text:style-name="T40">femwid4$residuals</text:span><text:span text:style-name="T1">, type="partial") <text:s/>#figure for serial correlation blue line shows p-value</text:span></text:p>
      <text:p text:style-name="P19">pcdtest(<text:span text:style-name="T40">femwid4</text:span>, test="cd") <text:s text:c="16"/>#if p-value &lt;0.05, there is cross-sectional dependency(bad) </text:p>
      <text:p text:style-name="P19"><text:span text:style-name="T34">pearson.test(</text:span><text:span text:style-name="T41">femwid4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femwid4</text:span><text:span text:style-name="T47">$residuals) #figure for normality whether bell shaped or not</text:span></text:p>
      <text:p text:style-name="P19"><text:span text:style-name="T47">ggqqplot(</text:span><text:span text:style-name="T41">femwid4</text:span><text:span text:style-name="T47">$residuals) #figure for normality</text:span></text:p>
      <text:p text:style-name="P19"><text:span text:style-name="T40">remd4</text:span>&lt;-plm(<text:span text:style-name="T40">d4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random", random.method="amemiya")</text:p>
      <text:p text:style-name="P19">summary(<text:span text:style-name="T40">remd4</text:span>)</text:p>
      <text:p text:style-name="P19">vif(<text:span text:style-name="T40">remd4</text:span>) <text:s/>#if one result’s higher than 3(for some sources 5, or 10) there’s multicollinearity(bad) </text:p>
      <text:p text:style-name="P19">barplot(vif(<text:span text:style-name="T40">remd4</text:span>), horiz = F, col = "steelblue", xlab="Variables", ylab="VIF Values") #figure for vif </text:p>
      <text:p text:style-name="P19">raintest(<text:span text:style-name="T40">remd4</text:span>) <text:s text:c="35"/>#if p-value &lt;0.05, there is no linearity(bad)</text:p>
      <text:p text:style-name="P19">bptest(<text:span text:style-name="T40">remd4</text:span><text:span text:style-name="T1">, studentize=T</text:span>) <text:s text:c="12"/>#if p-value &lt;0.05, there is no homoscedasticity(bad)</text:p>
      <text:p text:style-name="P19">pbgtest(<text:span text:style-name="T40">remd4</text:span>) <text:s text:c="48"/>#if p-value &lt;0.05, there is a serial correlation(bad)</text:p>
      <text:p text:style-name="P19">acf(<text:span text:style-name="T40">remd4$residuals</text:span><text:span text:style-name="T1">, type="partial") <text:s/>#figure for serial correlation blue line shows p-value</text:span></text:p>
      <text:p text:style-name="P19">pcdtest(<text:span text:style-name="T40">remd4</text:span>, test="cd") <text:s text:c="16"/>#if p-value &lt;0.05, there is cross-sectional dependency(bad) </text:p>
      <text:p text:style-name="P19"><text:span text:style-name="T34">pearson.test(</text:span><text:span text:style-name="T41">remd4</text:span><text:span text:style-name="T47">$residuals,</text:span><text:span text:style-name="T34"> adjust=F) </text:span><text:span text:style-name="T39">#if p-value &lt;0.05, residuals are not normally distributed(bad)</text:span></text:p>
      <text:p text:style-name="P19"><text:span text:style-name="T47">ggdensity(</text:span><text:span text:style-name="T41">remd4</text:span><text:span text:style-name="T47">$residuals) #figure for normality whether bell shaped or not</text:span></text:p>
      <text:p text:style-name="P19"><text:span text:style-name="T47">ggqqplot(</text:span><text:span text:style-name="T41">remd4</text:span><text:span text:style-name="T47">$residuals) #figure for normality</text:span></text:p>
      <text:p text:style-name="P19"><text:span text:style-name="T40">pemd4</text:span>&lt;-plm(<text:span text:style-name="T40">d4</text:span>~<text:span text:style-name="T40">ind1</text:span>+<text:span text:style-name="T40">ind2</text:span>+<text:span text:style-name="T40">ind3</text:span>+<text:span text:style-name="T40">ind4</text:span><text:span text:style-name="T1">+</text:span><text:span text:style-name="T40">ind5</text:span><text:span text:style-name="T1">+</text:span><text:span text:style-name="T40">ind6</text:span>, data=<text:span text:style-name="T40">df</text:span>, index=c("<text:span text:style-name="T40">i1</text:span>","<text:span text:style-name="T40">i2</text:span>"), model="pooling")</text:p>
      <text:p text:style-name="P19">summary(<text:span text:style-name="T40">pemd4</text:span>)</text:p>
      <text:p text:style-name="P19">vif(<text:span text:style-name="T40">pemd4</text:span>) <text:s/>#if one result’s higher than 3(for some sources 5, or 10), there’s multicollinearity(bad) </text:p>
      <text:p text:style-name="P19">barplot(vif(<text:span text:style-name="T40">pemd4</text:span>), horiz = F, col = "steelblue", xlab="Variables", ylab="VIF Values") #figure for vif </text:p>
      <text:p text:style-name="P19">raintest(<text:span text:style-name="T40">pemd4</text:span>) <text:s text:c="35"/>#if p-value &lt;0.05, there is no linearity(bad)</text:p>
      <text:p text:style-name="P19">bptest(<text:span text:style-name="T40">pemd4</text:span><text:span text:style-name="T1">, studentize=T</text:span>) <text:s text:c="12"/>#if p-value &lt;0.05, there is no homoscedasticity(bad)</text:p>
      <text:p text:style-name="P19">pbgtest(<text:span text:style-name="T40">pemd4</text:span>) <text:s text:c="48"/>#if p-value &lt;0.05, there is a serial correlation(bad)</text:p>
      <text:p text:style-name="P19"><text:soft-page-break/>acf(<text:span text:style-name="T40">pemd4$residuals</text:span><text:span text:style-name="T1">, type="partial") <text:s/>#figure for serial correlation blue line shows p-value</text:span></text:p>
      <text:p text:style-name="P19">pcdtest(<text:span text:style-name="T40">pemd4</text:span>, test="cd") <text:s text:c="16"/>#if p-value &lt;0.05, there is cross-sectional dependency(bad) </text:p>
      <text:p text:style-name="P19"><text:span text:style-name="T34">pearson.test(</text:span><text:span text:style-name="T41">pemd4</text:span><text:span text:style-name="T47">$residuals,</text:span><text:span text:style-name="T34"> adjust=F)</text:span><text:span text:style-name="T41"> <text:s/></text:span><text:span text:style-name="T43">#if p-value &lt;0.05, residuals are not normally distributed(bad)</text:span></text:p>
      <text:p text:style-name="P19"><text:span text:style-name="T47">ggdensity(</text:span><text:span text:style-name="T41">pemd4</text:span><text:span text:style-name="T47">$residuals) #figure for normality whether bell shaped or not</text:span></text:p>
      <text:p text:style-name="P19"><text:span text:style-name="T47">ggqqplot(</text:span><text:span text:style-name="T41">pemd4</text:span><text:span text:style-name="T47">$residuals) #figure for normality</text:span></text:p>
      <text:p text:style-name="P19">pFtest(<text:span text:style-name="T40">femd4</text:span>, <text:span text:style-name="T40">pemd4</text:span>) <text:s text:c="11"/>#if p-value &lt; 0.05, prefer <text:span text:style-name="T40">femd4</text:span> or <text:span text:style-name="T40">femwid4</text:span> to <text:span text:style-name="T40">pemd4</text:span><text:span text:style-name="T1">, if not, vice versa</text:span></text:p>
      <text:p text:style-name="P19"><text:span text:style-name="T1">plmtest(</text:span><text:span text:style-name="T40">pemd4</text:span><text:span text:style-name="T1">,type="bp") <text:s text:c="21"/>#if p-value&lt;0.05, prefer </text:span><text:span text:style-name="T40">remd4</text:span><text:span text:style-name="T1"> to </text:span><text:span text:style-name="T40">pemd4</text:span><text:span text:style-name="T1">, if not vice versa</text:span></text:p>
      <text:p text:style-name="P19">phtest(<text:span text:style-name="T40">femwid4</text:span>,<text:span text:style-name="T40">remd4</text:span>) <text:s text:c="10"/>#if p-value &lt;0.05, prefer <text:span text:style-name="T40">femd4</text:span> or <text:span text:style-name="T40">femwid4</text:span> <text:s/>to <text:span text:style-name="T40">remd4</text:span>, if not, vice versa</text:p>
      <text:p text:style-name="P19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7T22:33:52.619809315</dc:date>
    <meta:editing-cycles>224</meta:editing-cycles>
    <meta:editing-duration>PT22H12M16S</meta:editing-duration>
    <meta:generator>LibreOffice/7.3.7.2$Linux_X86_64 LibreOffice_project/30$Build-2</meta:generator>
    <meta:document-statistic meta:table-count="0" meta:image-count="0" meta:object-count="0" meta:page-count="10" meta:paragraph-count="240" meta:word-count="1715" meta:character-count="17558" meta:non-whitespace-character-count="14540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